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00000005033B89CD3BC76F13B.png" manifest:media-type="image/png"/>
  <manifest:file-entry manifest:full-path="Pictures/10000000000000DB000000DB6B1873BE6B707F5E.png" manifest:media-type="image/png"/>
  <manifest:file-entry manifest:full-path="Pictures/10000201000000500000005086963AFEBB3A733A.png" manifest:media-type="image/png"/>
  <manifest:file-entry manifest:full-path="Pictures/100002010000005000000050112595B7B0CABB0F.png" manifest:media-type="image/png"/>
  <manifest:file-entry manifest:full-path="Pictures/10000201000000500000005095574A14FB6822CF.png" manifest:media-type="image/png"/>
  <manifest:file-entry manifest:full-path="Pictures/1000020100000050000000500696028D8D2CB071.png" manifest:media-type="image/png"/>
  <manifest:file-entry manifest:full-path="Pictures/100002010000005000000050738649B71357AC7E.png" manifest:media-type="image/png"/>
  <manifest:file-entry manifest:full-path="Pictures/1000020100000078000000786EA2B15AE2FD01E1.png" manifest:media-type="image/png"/>
  <manifest:file-entry manifest:full-path="Pictures/10000201000000500000005006BFF428A744574C.png" manifest:media-type="image/png"/>
  <manifest:file-entry manifest:full-path="Pictures/100002010000005000000050D0B834B591B27F5B.png" manifest:media-type="image/png"/>
  <manifest:file-entry manifest:full-path="Pictures/1000020100000050000000504FAA221BC1749BC9.png" manifest:media-type="image/png"/>
  <manifest:file-entry manifest:full-path="Pictures/100000000000025B0000025982C51EA406624A90.png" manifest:media-type="image/png"/>
  <manifest:file-entry manifest:full-path="Pictures/100002010000005000000050ABCB47957CEC0135.png" manifest:media-type="image/png"/>
  <manifest:file-entry manifest:full-path="Pictures/100002010000005000000050A1B8030BBC4A35E0.png" manifest:media-type="image/png"/>
  <manifest:file-entry manifest:full-path="Pictures/100002010000025F0000025FAAD4966ED733BD75.png" manifest:media-type="image/png"/>
  <manifest:file-entry manifest:full-path="Pictures/10000000000000DB000000DB7012331EFD050813.png" manifest:media-type="image/png"/>
  <manifest:file-entry manifest:full-path="Pictures/1000020100000223000001FDF142751485C3589F.png" manifest:media-type="image/png"/>
  <manifest:file-entry manifest:full-path="Pictures/100002010000005000000050830F77F99B40A590.png" manifest:media-type="image/png"/>
  <manifest:file-entry manifest:full-path="Pictures/100002010000005000000050D4E84E9C8A99D82B.png" manifest:media-type="image/png"/>
  <manifest:file-entry manifest:full-path="Pictures/10000201000000500000005089D8B76C836591A8.png" manifest:media-type="image/png"/>
  <manifest:file-entry manifest:full-path="Pictures/100002010000005000000050F4DD46FCBDDE1CB3.png" manifest:media-type="image/png"/>
  <manifest:file-entry manifest:full-path="Pictures/100000000000027A0000028B4C3BB2E220699598.png" manifest:media-type="image/png"/>
  <manifest:file-entry manifest:full-path="Pictures/10000201000000500000005053A6313554AE6C21.png" manifest:media-type="image/png"/>
  <manifest:file-entry manifest:full-path="Pictures/100000000000026100000261557F44846B043882.png" manifest:media-type="image/png"/>
  <manifest:file-entry manifest:full-path="Pictures/100002010000005000000050B2FED9B3CD707C84.png" manifest:media-type="image/png"/>
  <manifest:file-entry manifest:full-path="Pictures/1000000000000405000001A5FEC2BD9EFB87CCAF.png" manifest:media-type="image/png"/>
  <manifest:file-entry manifest:full-path="Pictures/10000201000000200000002004A15A3633C682DD.png" manifest:media-type="image/png"/>
  <manifest:file-entry manifest:full-path="Pictures/10000000000000DA000000DA3F57C75F94E6FB31.png" manifest:media-type="image/png"/>
  <manifest:file-entry manifest:full-path="Pictures/100002010000005000000050ED38ED36D1F18A6D.png" manifest:media-type="image/png"/>
  <manifest:file-entry manifest:full-path="Pictures/TablePreview1.svm" manifest:media-type=""/>
  <manifest:file-entry manifest:full-path="Pictures/100002010000005000000050C7D14073883D5C5E.png" manifest:media-type="image/png"/>
  <manifest:file-entry manifest:full-path="Pictures/1000000000000401000000F641DB22CBA9791871.png" manifest:media-type="image/png"/>
  <manifest:file-entry manifest:full-path="Pictures/100002010000005000000050D21A2C543FB86582.png" manifest:media-type="image/png"/>
  <manifest:file-entry manifest:full-path="Pictures/1000020100000050000000500A5410CD3932743D.png" manifest:media-type="image/png"/>
  <manifest:file-entry manifest:full-path="Pictures/1000020100000064000000643CB3AF449A90C25B.png" manifest:media-type="image/png"/>
  <manifest:file-entry manifest:full-path="Pictures/1000020100000050000000509668E03E0B0B35B9.png" manifest:media-type="image/png"/>
  <manifest:file-entry manifest:full-path="Pictures/100000000000048300000267CDAFAF7894847497.png" manifest:media-type="image/png"/>
  <manifest:file-entry manifest:full-path="Pictures/1000020100000050000000501B7B6D35D42D12EB.png" manifest:media-type="image/png"/>
  <manifest:file-entry manifest:full-path="Pictures/100000000000039E0000027BC3519AF1293021E3.png" manifest:media-type="image/png"/>
  <manifest:file-entry manifest:full-path="Pictures/1000020100000050000000507426AAC6B1BBD983.png" manifest:media-type="image/png"/>
  <manifest:file-entry manifest:full-path="Pictures/10000000000004330000014BDDFCF29539A2BF19.png" manifest:media-type="image/png"/>
  <manifest:file-entry manifest:full-path="Pictures/10000000000000D7000000DA6EA0BD3F8AF2ABCF.png" manifest:media-type="image/png"/>
  <manifest:file-entry manifest:full-path="Pictures/10000000000000DA000000DAC8FC3CC69796607C.png" manifest:media-type="image/png"/>
  <manifest:file-entry manifest:full-path="Pictures/10000000000000DA000000DC6716627965D164F8.png" manifest:media-type="image/png"/>
  <manifest:file-entry manifest:full-path="Pictures/10000000000000DA000000DC4EFB62C3379F6C44.png" manifest:media-type="image/png"/>
  <manifest:file-entry manifest:full-path="Pictures/10000000000002200000021BDBECCA6C90ABDAE4.png" manifest:media-type="image/png"/>
  <manifest:file-entry manifest:full-path="Pictures/100000000000025F0000025FC0250DF75A4289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96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svg:stroke-color="#99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9" style:family="graphic" style:parent-style-name="standard">
      <style:graphic-properties draw:stroke="none" draw:fill="none" fo:min-height="1.19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6.093cm" style:use-optimal-column-width="false"/>
    </style:style>
    <style:style style:name="co2" style:family="table-column">
      <style:table-column-properties style:column-width="6.105cm" style:use-optimal-column-width="false"/>
    </style:style>
    <style:style style:name="ro1" style:family="table-row">
      <style:table-row-properties style:row-height="2.61cm"/>
    </style:style>
    <style:style style:name="ce1" style:family="table-cell">
      <style:paragraph-properties fo:text-align="center"/>
      <style:text-properties fo:color="#ffffff"/>
    </style:style>
    <style:style style:name="ce2" style:family="table-cell">
      <loext:graphic-properties draw:textarea-vertical-align="middle"/>
      <style:paragraph-properties fo:text-align="center"/>
      <style:text-properties style:use-window-font-color="true" fo:font-size="28pt" style:font-size-asian="28pt" style:font-size-complex="28pt"/>
    </style:style>
    <style:style style:name="ce3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-color="#ffffff"/>
    </style:style>
    <style:style style:name="P2" style:family="paragraph">
      <style:paragraph-properties fo:margin-top="0.559cm" fo:margin-bottom="0cm"/>
    </style:style>
    <style:style style:name="P3" style:family="paragraph">
      <loext:graphic-properties draw:fill="none" draw:fill-color="#ffffff"/>
      <style:paragraph-properties fo:margin-top="0.559cm" fo:margin-bottom="0cm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Ubuntu"/>
    </style:style>
    <style:style style:name="P7" style:family="paragraph">
      <loext:graphic-properties draw:fill="none" draw:fill-color="#ffffff"/>
      <style:text-properties fo:color="#9933ff" style:font-name="Ubuntu"/>
    </style:style>
    <style:style style:name="P8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style:font-name="Century Schoolbook L"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9933ff" style:font-name="Ubuntu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inimax Search and the Structure of Cognition!</text:span></text:p>
            <text:p/>
            <text:p><text:span text:style-name="T2">Zack M. Davis</text:span></text:p>
            <text:p><text:span text:style-name="T2">!!Con West 2019</text:span></text:p>
          </draw:text-box>
        </draw:frame>
        <draw:g>
          <draw:frame draw:style-name="gr1" draw:text-style-name="P3" draw:layer="layout" svg:width="8.146cm" svg:height="4.213cm" svg:x="11.92cm" svg:y="16.016cm">
            <draw:text-box>
              <text:p text:style-name="P2"><text:span text:style-name="T3">zackmdavis.net/blog</text:span></text:p>
              <text:p text:style-name="P2"><text:span text:style-name="T4">zackmdavis</text:span></text:p>
              <text:p text:style-name="P2"><text:span text:style-name="T4">@zackmdavis</text:span></text:p>
            </draw:text-box>
          </draw:frame>
          <draw:frame draw:style-name="gr2" draw:text-style-name="P4" draw:layer="layout" svg:width="1.127cm" svg:height="1.127cm" svg:x="10.747cm" svg:y="17.175cm">
            <draw:image xlink:href="Pictures/10000201000000200000002004A15A3633C682DD.png" xlink:type="simple" xlink:show="embed" xlink:actuate="onLoad">
              <text:p/>
            </draw:image>
          </draw:frame>
          <draw:frame draw:style-name="gr2" draw:text-style-name="P4" draw:layer="layout" svg:width="1.118cm" svg:height="1.118cm" svg:x="10.747cm" svg:y="18.454cm">
            <draw:image xlink:href="Pictures/1000020100000064000000643CB3AF449A90C25B.png" xlink:type="simple" xlink:show="embed" xlink:actuate="onLoad">
              <text:p/>
            </draw:image>
          </draw:frame>
          <draw:path draw:style-name="gr3" draw:text-style-name="P5" draw:layer="layout" svg:width="1.726cm" svg:height="2.669cm" draw:transform="rotate (-0.359537825910832) translate (15.9900605038227cm 17.1008390321884cm)" svg:viewBox="0 0 1727 2670" svg:d="M0 0c483-5 1004 111 1351 435 290 270 515 749 274 1167l-188 480-44 427-103 161">
            <text:p/>
          </draw:path>
          <draw:line draw:style-name="gr3" draw:text-style-name="P5" draw:layer="layout" svg:x1="17.233cm" svg:y1="18.302cm" svg:x2="20.828cm" svg:y2="17.032cm">
            <text:p/>
          </draw:line>
          <draw:frame draw:style-name="gr4" draw:text-style-name="P7" draw:layer="layout" svg:width="6.547cm" svg:height="0.963cm" draw:transform="rotate (-0.3077015471266) translate (18.833cm 15.484cm)">
            <draw:text-box>
              <text:p text:style-name="P6"><text:span text:style-name="T5">(followers welcome!)</text:span></text:p>
            </draw:text-box>
          </draw:frame>
          <draw:frame draw:style-name="gr2" draw:text-style-name="P4" draw:layer="layout" svg:width="1.118cm" svg:height="1.118cm" svg:x="10.747cm" svg:y="15.974cm">
            <draw:image xlink:href="Pictures/1000020100000078000000786EA2B15AE2FD01E1.png" xlink:type="simple" xlink:show="embed" xlink:actuate="onLoad">
              <text:p/>
            </draw:image>
          </draw:fram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5" draw:layer="layout" svg:width="27.115cm" svg:height="6.506cm" svg:x="0.571cm" svg:y="1.368cm">
          <draw:image xlink:href="Pictures/1000000000000401000000F641DB22CBA9791871.png" xlink:type="simple" xlink:show="embed" xlink:actuate="onLoad">
            <text:p/>
          </draw:image>
        </draw:frame>
        <draw:frame draw:style-name="gr6" draw:text-style-name="P5" draw:layer="layout" svg:width="12.954cm" svg:height="13.302cm" svg:x="0cm" svg:y="7.698cm">
          <draw:image xlink:href="Pictures/100000000000027A0000028B4C3BB2E220699598.png" xlink:type="simple" xlink:show="embed" xlink:actuate="onLoad">
            <text:p/>
          </draw:image>
        </draw:frame>
        <draw:frame draw:style-name="gr6" draw:text-style-name="P5" draw:layer="layout" svg:width="19.513cm" svg:height="13.38cm" svg:x="12.337cm" svg:y="7.698cm">
          <draw:image xlink:href="Pictures/100000000000039E0000027BC3519AF1293021E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standard" draw:layer="layout" svg:width="24.383cm" svg:height="15.659cm" svg:x="2.06cm" svg:y="2.169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8">servant</text:p>
              </table:table-cell>
              <table:table-cell>
                <text:p text:style-name="P8">“pawn”</text:p>
              </table:table-cell>
              <table:table-cell table:style-name="gray1"/>
            </table:table-row>
            <table:table-row table:style-name="ro1" table:default-cell-style-name="ce3">
              <table:table-cell table:style-name="gray2"/>
              <table:table-cell>
                <text:p text:style-name="P9">pony</text:p>
              </table:table-cell>
              <table:table-cell>
                <text:p text:style-name="P9">“knight”</text:p>
              </table:table-cell>
              <table:table-cell table:style-name="gray2"/>
            </table:table-row>
            <table:table-row table:style-name="ro1" table:default-cell-style-name="ce3">
              <table:table-cell table:style-name="gray1"/>
              <table:table-cell>
                <text:p text:style-name="P9">scholar</text:p>
              </table:table-cell>
              <table:table-cell>
                <text:p text:style-name="P9">“bishop”</text:p>
              </table:table-cell>
              <table:table-cell table:style-name="gray1"/>
            </table:table-row>
            <table:table-row table:style-name="ro1" table:default-cell-style-name="ce3">
              <table:table-cell table:style-name="gray2"/>
              <table:table-cell>
                <text:p text:style-name="P9">cop</text:p>
              </table:table-cell>
              <table:table-cell>
                <text:p text:style-name="P9">“rook”</text:p>
              </table:table-cell>
              <table:table-cell table:style-name="gray2"/>
            </table:table-row>
            <table:table-row table:style-name="ro1" table:default-cell-style-name="ce3">
              <table:table-cell table:style-name="gray1"/>
              <table:table-cell>
                <text:p text:style-name="P9">princess</text:p>
              </table:table-cell>
              <table:table-cell>
                <text:p text:style-name="P9">“queen”</text:p>
              </table:table-cell>
              <table:table-cell table:style-name="gray1"/>
            </table:table-row>
            <table:table-row table:style-name="ro1" table:default-cell-style-name="ce3">
              <table:table-cell table:style-name="gray2"/>
              <table:table-cell>
                <text:p text:style-name="P9">figurehead</text:p>
              </table:table-cell>
              <table:table-cell>
                <text:p text:style-name="P9">“king”</text:p>
              </table:table-cell>
              <table:table-cell table:style-name="gray2"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2.82cm" svg:height="2.82cm" svg:x="2.286cm" svg:y="9.852cm">
          <draw:image xlink:href="Pictures/1000020100000050000000509668E03E0B0B35B9.png" xlink:type="simple" xlink:show="embed" xlink:actuate="onLoad">
            <text:p/>
          </draw:image>
        </draw:frame>
        <draw:frame draw:style-name="gr2" draw:text-style-name="P4" draw:layer="layout" svg:width="2.82cm" svg:height="2.82cm" svg:x="2.54cm" svg:y="12.446cm">
          <draw:image xlink:href="Pictures/100002010000005000000050D0B834B591B27F5B.png" xlink:type="simple" xlink:show="embed" xlink:actuate="onLoad">
            <text:p/>
          </draw:image>
        </draw:frame>
        <draw:frame draw:style-name="gr2" draw:text-style-name="P4" draw:layer="layout" svg:width="2.82cm" svg:height="2.82cm" svg:x="2.286cm" svg:y="2.006cm">
          <draw:image xlink:href="Pictures/100002010000005000000050D4E84E9C8A99D82B.png" xlink:type="simple" xlink:show="embed" xlink:actuate="onLoad">
            <text:p/>
          </draw:image>
        </draw:frame>
        <draw:frame draw:style-name="gr2" draw:text-style-name="P4" draw:layer="layout" svg:width="2.82cm" svg:height="2.82cm" svg:x="2.26cm" svg:y="4.546cm">
          <draw:image xlink:href="Pictures/100002010000005000000050738649B71357AC7E.png" xlink:type="simple" xlink:show="embed" xlink:actuate="onLoad">
            <text:p/>
          </draw:image>
        </draw:frame>
        <draw:frame draw:style-name="gr2" draw:text-style-name="P4" draw:layer="layout" svg:width="2.82cm" svg:height="2.82cm" svg:x="2.54cm" svg:y="15.008cm">
          <draw:image xlink:href="Pictures/100002010000005000000050ED38ED36D1F18A6D.png" xlink:type="simple" xlink:show="embed" xlink:actuate="onLoad">
            <text:p/>
          </draw:image>
        </draw:frame>
        <draw:frame draw:style-name="gr2" draw:text-style-name="P4" draw:layer="layout" svg:width="2.82cm" svg:height="2.82cm" svg:x="2.386cm" svg:y="7.44cm">
          <draw:image xlink:href="Pictures/1000020100000050000000500696028D8D2CB071.png" xlink:type="simple" xlink:show="embed" xlink:actuate="onLoad">
            <text:p/>
          </draw:image>
        </draw:frame>
        <draw:frame draw:style-name="gr2" draw:text-style-name="P4" draw:layer="layout" svg:width="2.82cm" svg:height="2.82cm" svg:x="5.362cm" svg:y="9.88cm">
          <draw:image xlink:href="Pictures/10000201000000500000005095574A14FB6822CF.png" xlink:type="simple" xlink:show="embed" xlink:actuate="onLoad">
            <text:p/>
          </draw:image>
        </draw:frame>
        <draw:frame draw:style-name="gr2" draw:text-style-name="P4" draw:layer="layout" svg:width="2.82cm" svg:height="2.82cm" svg:x="5.588cm" svg:y="12.446cm">
          <draw:image xlink:href="Pictures/100002010000005000000050ABCB47957CEC0135.png" xlink:type="simple" xlink:show="embed" xlink:actuate="onLoad">
            <text:p/>
          </draw:image>
        </draw:frame>
        <draw:frame draw:style-name="gr2" draw:text-style-name="P4" draw:layer="layout" svg:width="2.82cm" svg:height="2.82cm" svg:x="5.334cm" svg:y="2.106cm">
          <draw:image xlink:href="Pictures/100002010000005000000050112595B7B0CABB0F.png" xlink:type="simple" xlink:show="embed" xlink:actuate="onLoad">
            <text:p/>
          </draw:image>
        </draw:frame>
        <draw:frame draw:style-name="gr2" draw:text-style-name="P4" draw:layer="layout" svg:width="2.82cm" svg:height="2.82cm" svg:x="5.154cm" svg:y="4.72cm">
          <draw:image xlink:href="Pictures/1000020100000050000000504FAA221BC1749BC9.png" xlink:type="simple" xlink:show="embed" xlink:actuate="onLoad">
            <text:p/>
          </draw:image>
        </draw:frame>
        <draw:frame draw:style-name="gr2" draw:text-style-name="P4" draw:layer="layout" svg:width="2.82cm" svg:height="2.82cm" svg:x="5.562cm" svg:y="15.032cm">
          <draw:image xlink:href="Pictures/10000201000000500000005086963AFEBB3A733A.png" xlink:type="simple" xlink:show="embed" xlink:actuate="onLoad">
            <text:p/>
          </draw:image>
        </draw:frame>
        <draw:frame draw:style-name="gr2" draw:text-style-name="P4" draw:layer="layout" svg:width="2.82cm" svg:height="2.82cm" svg:x="5.362cm" svg:y="7.44cm">
          <draw:image xlink:href="Pictures/100002010000005000000050830F77F99B40A590.png" xlink:type="simple" xlink:show="embed" xlink:actuate="onLoad">
            <text:p/>
          </draw:image>
        </draw:frame>
        <draw:frame draw:style-name="gr2" draw:text-style-name="P4" draw:layer="layout" svg:width="2.819cm" svg:height="2.819cm" svg:x="20.42cm" svg:y="9.952cm">
          <draw:image xlink:href="Pictures/1000020100000050000000500A5410CD3932743D.png" xlink:type="simple" xlink:show="embed" xlink:actuate="onLoad">
            <text:p/>
          </draw:image>
        </draw:frame>
        <draw:frame draw:style-name="gr2" draw:text-style-name="P4" draw:layer="layout" svg:width="2.819cm" svg:height="2.819cm" svg:x="20.42cm" svg:y="12.575cm">
          <draw:image xlink:href="Pictures/10000201000000500000005033B89CD3BC76F13B.png" xlink:type="simple" xlink:show="embed" xlink:actuate="onLoad">
            <text:p/>
          </draw:image>
        </draw:frame>
        <draw:frame draw:style-name="gr2" draw:text-style-name="P4" draw:layer="layout" svg:width="2.819cm" svg:height="2.819cm" svg:x="20.395cm" svg:y="2.107cm">
          <draw:image xlink:href="Pictures/100002010000005000000050A1B8030BBC4A35E0.png" xlink:type="simple" xlink:show="embed" xlink:actuate="onLoad">
            <text:p/>
          </draw:image>
        </draw:frame>
        <draw:frame draw:style-name="gr2" draw:text-style-name="P4" draw:layer="layout" svg:width="2.794cm" svg:height="2.794cm" svg:x="20.52cm" svg:y="4.726cm">
          <draw:image xlink:href="Pictures/100002010000005000000050C7D14073883D5C5E.png" xlink:type="simple" xlink:show="embed" xlink:actuate="onLoad">
            <text:p/>
          </draw:image>
        </draw:frame>
        <draw:frame draw:style-name="gr2" draw:text-style-name="P4" draw:layer="layout" svg:width="2.794cm" svg:height="2.794cm" svg:x="20.42cm" svg:y="7.42cm">
          <draw:image xlink:href="Pictures/100002010000005000000050D21A2C543FB86582.png" xlink:type="simple" xlink:show="embed" xlink:actuate="onLoad">
            <text:p/>
          </draw:image>
        </draw:frame>
        <draw:frame draw:style-name="gr2" draw:text-style-name="P4" draw:layer="layout" svg:width="2.794cm" svg:height="2.794cm" svg:x="20.545cm" svg:y="15.186cm">
          <draw:image xlink:href="Pictures/10000201000000500000005053A6313554AE6C21.png" xlink:type="simple" xlink:show="embed" xlink:actuate="onLoad">
            <text:p/>
          </draw:image>
        </draw:frame>
        <draw:frame draw:style-name="gr2" draw:text-style-name="P4" draw:layer="layout" svg:width="2.794cm" svg:height="2.794cm" svg:x="23.622cm" svg:y="9.93cm">
          <draw:image xlink:href="Pictures/100002010000005000000050F4DD46FCBDDE1CB3.png" xlink:type="simple" xlink:show="embed" xlink:actuate="onLoad">
            <text:p/>
          </draw:image>
        </draw:frame>
        <draw:frame draw:style-name="gr2" draw:text-style-name="P4" draw:layer="layout" svg:width="2.794cm" svg:height="2.794cm" svg:x="23.592cm" svg:y="12.554cm">
          <draw:image xlink:href="Pictures/100002010000005000000050B2FED9B3CD707C84.png" xlink:type="simple" xlink:show="embed" xlink:actuate="onLoad">
            <text:p/>
          </draw:image>
        </draw:frame>
        <draw:frame draw:style-name="gr2" draw:text-style-name="P4" draw:layer="layout" svg:width="2.794cm" svg:height="2.794cm" svg:x="23.322cm" svg:y="2.232cm">
          <draw:image xlink:href="Pictures/1000020100000050000000501B7B6D35D42D12EB.png" xlink:type="simple" xlink:show="embed" xlink:actuate="onLoad">
            <text:p/>
          </draw:image>
        </draw:frame>
        <draw:frame draw:style-name="gr2" draw:text-style-name="P4" draw:layer="layout" svg:width="2.794cm" svg:height="2.794cm" svg:x="23.376cm" svg:y="4.626cm">
          <draw:image xlink:href="Pictures/1000020100000050000000507426AAC6B1BBD983.png" xlink:type="simple" xlink:show="embed" xlink:actuate="onLoad">
            <text:p/>
          </draw:image>
        </draw:frame>
        <draw:frame draw:style-name="gr2" draw:text-style-name="P4" draw:layer="layout" svg:width="2.794cm" svg:height="2.794cm" svg:x="23.514cm" svg:y="7.42cm">
          <draw:image xlink:href="Pictures/10000201000000500000005006BFF428A744574C.png" xlink:type="simple" xlink:show="embed" xlink:actuate="onLoad">
            <text:p/>
          </draw:image>
        </draw:frame>
        <draw:frame draw:style-name="gr2" draw:text-style-name="P4" draw:layer="layout" svg:width="2.794cm" svg:height="2.794cm" svg:x="23.549cm" svg:y="15.094cm">
          <draw:image xlink:href="Pictures/10000201000000500000005089D8B76C836591A8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6" draw:text-style-name="P5" draw:layer="layout" svg:width="23.323cm" svg:height="7.18cm" svg:x="2.169cm" svg:y="6.982cm">
          <draw:image xlink:href="Pictures/10000000000004330000014BDDFCF29539A2BF1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5" draw:layer="layout" svg:width="27.221cm" svg:height="11.136cm" svg:x="0.554cm" svg:y="5.126cm">
          <draw:image xlink:href="Pictures/1000000000000405000001A5FEC2BD9EFB87CCA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4" draw:layer="layout" svg:width="4.318cm" svg:height="4.318cm" svg:x="11.43cm" svg:y="0.724cm">
          <draw:image xlink:href="Pictures/10000000000000D7000000DA6EA0BD3F8AF2ABCF.png" xlink:type="simple" xlink:show="embed" xlink:actuate="onLoad">
            <text:p/>
          </draw:image>
        </draw:frame>
        <draw:frame draw:style-name="gr2" draw:text-style-name="P4" draw:layer="layout" svg:width="4.318cm" svg:height="4.318cm" svg:x="5.08cm" svg:y="7.574cm">
          <draw:image xlink:href="Pictures/10000000000000DB000000DB7012331EFD050813.png" xlink:type="simple" xlink:show="embed" xlink:actuate="onLoad">
            <text:p/>
          </draw:image>
        </draw:frame>
        <draw:frame draw:style-name="gr2" draw:text-style-name="P4" draw:layer="layout" svg:width="4.318cm" svg:height="4.318cm" svg:x="1.778cm" svg:y="15.286cm">
          <draw:image xlink:href="Pictures/10000000000000DA000000DAC8FC3CC69796607C.png" xlink:type="simple" xlink:show="embed" xlink:actuate="onLoad">
            <text:p/>
          </draw:image>
        </draw:frame>
        <draw:frame draw:style-name="gr2" draw:text-style-name="P4" draw:layer="layout" svg:width="4.318cm" svg:height="4.343cm" svg:x="8.636cm" svg:y="15.24cm">
          <draw:image xlink:href="Pictures/10000000000000DA000000DC4EFB62C3379F6C44.png" xlink:type="simple" xlink:show="embed" xlink:actuate="onLoad">
            <text:p/>
          </draw:image>
        </draw:frame>
        <draw:frame draw:style-name="gr2" draw:text-style-name="P4" draw:layer="layout" svg:width="4.318cm" svg:height="4.318cm" svg:x="17.242cm" svg:y="7.574cm">
          <draw:image xlink:href="Pictures/10000000000000DA000000DA3F57C75F94E6FB31.png" xlink:type="simple" xlink:show="embed" xlink:actuate="onLoad">
            <text:p/>
          </draw:image>
        </draw:frame>
        <draw:frame draw:style-name="gr2" draw:text-style-name="P4" draw:layer="layout" svg:width="4.318cm" svg:height="4.318cm" svg:x="15.24cm" svg:y="15.294cm">
          <draw:image xlink:href="Pictures/10000000000000DB000000DB6B1873BE6B707F5E.png" xlink:type="simple" xlink:show="embed" xlink:actuate="onLoad">
            <text:p/>
          </draw:image>
        </draw:frame>
        <draw:frame draw:style-name="gr2" draw:text-style-name="P4" draw:layer="layout" svg:width="4.318cm" svg:height="4.343cm" svg:x="21.89cm" svg:y="15.086cm">
          <draw:image xlink:href="Pictures/10000000000000DA000000DC6716627965D164F8.png" xlink:type="simple" xlink:show="embed" xlink:actuate="onLoad">
            <text:p/>
          </draw:image>
        </draw:frame>
        <draw:line draw:style-name="gr7" draw:text-style-name="P5" draw:layer="layout" svg:x1="13.462cm" svg:y1="5.042cm" svg:x2="7.62cm" svg:y2="7.574cm">
          <text:p/>
        </draw:line>
        <draw:line draw:style-name="gr7" draw:text-style-name="P5" draw:layer="layout" svg:x1="7.112cm" svg:y1="11.892cm" svg:x2="4.064cm" svg:y2="15.286cm">
          <text:p/>
        </draw:line>
        <draw:line draw:style-name="gr7" draw:text-style-name="P5" draw:layer="layout" svg:x1="13.462cm" svg:y1="5.042cm" svg:x2="19.558cm" svg:y2="7.574cm">
          <text:p/>
        </draw:line>
        <draw:line draw:style-name="gr7" draw:text-style-name="P5" draw:layer="layout" svg:x1="7.112cm" svg:y1="11.892cm" svg:x2="10.668cm" svg:y2="15.24cm">
          <text:p/>
        </draw:line>
        <draw:line draw:style-name="gr7" draw:text-style-name="P5" draw:layer="layout" svg:x1="19.558cm" svg:y1="11.892cm" svg:x2="17.272cm" svg:y2="15.294cm">
          <text:p/>
        </draw:line>
        <draw:line draw:style-name="gr7" draw:text-style-name="P5" draw:layer="layout" svg:x1="19.558cm" svg:y1="11.892cm" svg:x2="24.13cm" svg:y2="15.086cm">
          <text:p/>
        </draw:line>
        <draw:line draw:style-name="gr7" draw:text-style-name="P5" draw:layer="layout" svg:x1="7.112cm" svg:y1="11.892cm" svg:x2="10.668cm" svg:y2="12.954cm">
          <text:p/>
        </draw:line>
        <draw:line draw:style-name="gr7" draw:text-style-name="P5" draw:layer="layout" svg:x1="19.558cm" svg:y1="11.892cm" svg:x2="24.638cm" svg:y2="12.954cm">
          <text:p/>
        </draw:line>
        <draw:line draw:style-name="gr7" draw:text-style-name="P5" draw:layer="layout" svg:x1="13.462cm" svg:y1="5.042cm" svg:x2="20.828cm" svg:y2="6.096cm">
          <text:p/>
        </draw:line>
        <draw:frame draw:style-name="gr4" draw:text-style-name="P10" draw:layer="layout" svg:width="1.683cm" svg:height="1.826cm" svg:x="21.19cm" svg:y="4.734cm">
          <draw:text-box>
            <text:p><text:span text:style-name="T6">...</text:span></text:p>
          </draw:text-box>
        </draw:frame>
        <draw:frame draw:style-name="gr4" draw:text-style-name="P10" draw:layer="layout" svg:width="1.683cm" svg:height="1.826cm" svg:x="24.738cm" svg:y="11.79cm">
          <draw:text-box>
            <text:p><text:span text:style-name="T6">...</text:span></text:p>
          </draw:text-box>
        </draw:frame>
        <draw:frame draw:style-name="gr4" draw:text-style-name="P10" draw:layer="layout" svg:width="1.683cm" svg:height="1.826cm" svg:x="10.722cm" svg:y="11.844cm">
          <draw:text-box>
            <text:p><text:span text:style-name="T6">...</text:span></text:p>
          </draw:text-box>
        </draw:frame>
        <draw:frame draw:style-name="gr8" draw:text-style-name="P12" draw:layer="layout" svg:width="7.85cm" svg:height="1.505cm" svg:x="-0.084cm" svg:y="19.866cm">
          <draw:text-box>
            <text:p text:style-name="P11"><text:span text:style-name="T7">Score: 1 + 3 + 3 – 3 – 1 = </text:span><text:span text:style-name="T8">3</text:span></text:p>
          </draw:text-box>
        </draw:frame>
        <draw:frame draw:style-name="gr8" draw:text-style-name="P12" draw:layer="layout" svg:width="7.85cm" svg:height="1.505cm" svg:x="8.428cm" svg:y="19.867cm">
          <draw:text-box>
            <text:p text:style-name="P11"><text:span text:style-name="T7">1 + 3 + 3 – 3 – 1 = </text:span><text:span text:style-name="T8">3</text:span></text:p>
          </draw:text-box>
        </draw:frame>
        <draw:frame draw:style-name="gr8" draw:text-style-name="P12" draw:layer="layout" svg:width="7.85cm" svg:height="1.505cm" svg:x="14.732cm" svg:y="19.895cm">
          <draw:text-box>
            <text:p text:style-name="P11"><text:span text:style-name="T7">1 + 3 – 3 – 1 – 9 = </text:span><text:span text:style-name="T8">–9</text:span></text:p>
          </draw:text-box>
        </draw:frame>
        <draw:frame draw:style-name="gr9" draw:text-style-name="P13" draw:layer="layout" svg:width="6.862cm" svg:height="1.442cm" svg:x="21.224cm" svg:y="19.858cm">
          <draw:text-box>
            <text:p text:style-name="P11"><text:span text:style-name="T7">3 + 3 – 1 – 3 – 9 = </text:span><text:span text:style-name="T8">–7</text:span><text:span text:style-name="T7"> </text:span></text:p>
          </draw:text-box>
        </draw:frame>
        <draw:frame draw:style-name="gr4" draw:text-style-name="P14" draw:layer="layout" svg:width="5.904cm" svg:height="0.962cm" svg:x="9.306cm" svg:y="9.298cm">
          <draw:text-box>
            <text:p>Score: min(3, 3, ...)</text:p>
          </draw:text-box>
        </draw:frame>
        <draw:frame draw:style-name="gr4" draw:text-style-name="P16" draw:layer="layout" svg:width="6.608cm" svg:height="0.962cm" svg:x="21.496cm" svg:y="8.944cm">
          <draw:text-box>
            <text:p text:style-name="P15"><text:span text:style-name="T9">Score: min(</text:span><text:span text:style-name="T10">–9</text:span><text:span text:style-name="T9">, </text:span><text:span text:style-name="T10">–7</text:span><text:span text:style-name="T9">, ...)</text:span></text:p>
          </draw:text-box>
        </draw:frame>
        <draw:frame draw:style-name="gr4" draw:text-style-name="P16" draw:layer="layout" svg:width="6.146cm" svg:height="3.806cm" svg:x="16.158cm" svg:y="0.828cm">
          <draw:text-box>
            <text:p text:style-name="P15"><text:span text:style-name="T9">Score: max(</text:span></text:p>
            <text:p text:style-name="P15"><text:span text:style-name="T9"><text:tab/></text:span><text:span text:style-name="T9">min(3, 3, …),</text:span></text:p>
            <text:p text:style-name="P15"><text:span text:style-name="T9"><text:tab/></text:span><text:span text:style-name="T9">min(</text:span><text:span text:style-name="T10">–9</text:span><text:span text:style-name="T9">, </text:span><text:span text:style-name="T10">–7</text:span><text:span text:style-name="T9">, …),</text:span></text:p>
            <text:p text:style-name="P15"><text:span text:style-name="T9"><text:tab/></text:span><text:span text:style-name="T9">...</text:span></text:p>
            <text:p text:style-name="P15"><text:span text:style-name="T9">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5" draw:layer="layout" svg:width="25.811cm" svg:height="13.742cm" svg:x="0.648cm" svg:y="3.564cm">
          <draw:image xlink:href="Pictures/100000000000048300000267CDAFAF789484749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4" draw:layer="layout" svg:width="14.39cm" svg:height="14.258cm" svg:x="6.916cm" svg:y="3.454cm">
          <draw:image xlink:href="Pictures/10000000000002200000021BDBECCA6C90ABDAE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5" draw:layer="layout" svg:width="14.469cm" svg:height="13.464cm" svg:x="7.067cm" svg:y="3.754cm">
          <draw:image xlink:href="Pictures/1000020100000223000001FDF142751485C3589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5" draw:layer="layout" svg:width="25.811cm" svg:height="13.742cm" svg:x="0.648cm" svg:y="3.564cm">
          <draw:image xlink:href="Pictures/100000000000048300000267CDAFAF789484749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4" draw:layer="layout" svg:width="15.951cm" svg:height="15.898cm" svg:x="6.135cm" svg:y="2.634cm">
          <draw:image xlink:href="Pictures/100000000000025B0000025982C51EA406624A9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4" draw:layer="layout" svg:width="16.057cm" svg:height="16.057cm" svg:x="6.082cm" svg:y="2.554cm">
          <draw:image xlink:href="Pictures/100000000000025F0000025FC0250DF75A4289B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16.057cm" svg:height="16.057cm" svg:x="6.082cm" svg:y="2.554cm">
          <draw:image xlink:href="Pictures/100002010000025F0000025FAAD4966ED733BD7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4" draw:layer="layout" svg:width="16.11cm" svg:height="16.11cm" svg:x="6.056cm" svg:y="2.528cm">
          <draw:image xlink:href="Pictures/100000000000026100000261557F44846B04388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00:08:36.864106340</meta:creation-date>
    <dc:date>2019-02-16T04:43:15.554548960</dc:date>
    <meta:editing-duration>PT31M39S</meta:editing-duration>
    <meta:editing-cycles>3</meta:editing-cycles>
    <meta:generator>LibreOffice/5.1.6.2$Linux_X86_64 LibreOffice_project/10m0$Build-2</meta:generator>
    <meta:document-statistic meta:object-count="122"/>
  </office:meta>
</office:document-meta>
</file>